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e144c" officeooo:paragraph-rsid="001e144c" style:font-size-asian="14pt" style:font-size-complex="14pt"/>
    </style:style>
    <style:style style:name="P2" style:family="paragraph" style:parent-style-name="Standard">
      <style:text-properties fo:font-size="14pt" officeooo:rsid="0020115d" officeooo:paragraph-rsid="0020115d" style:font-size-asian="14pt" style:font-size-complex="14pt"/>
    </style:style>
    <style:style style:name="P3" style:family="paragraph" style:parent-style-name="Text_20_body">
      <style:text-properties fo:font-size="14pt" officeooo:rsid="001e144c" officeooo:paragraph-rsid="0020115d" style:font-size-asian="14pt" style:font-size-complex="14pt"/>
    </style:style>
    <style:style style:name="T1" style:family="text">
      <style:text-properties officeooo:rsid="0020115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g Report-</text:p>
      <text:p text:style-name="P1">#Name- Sajid Rahman Rifan</text:p>
      <text:p text:style-name="P1"><text:span text:style-name="T1">#</text:span>Website- https://www.daraz.com.bd/#?</text:p>
      <text:p text:style-name="P1"/>
      <text:p text:style-name="P3"><text:span text:style-name="Strong_20_Emphasis">Issue Title</text:span>: </text:p>
      <text:p text:style-name="P3"><text:span text:style-name="T1">1. </text:span>Search Bar Not Returning Result<text:span text:style-name="T1">s.</text:span></text:p>
      <text:p text:style-name="P3">2. Daraz sell token are not working (sometimes)-If date are not expired.</text:p>
      <text:p text:style-name="P2">3. product name sometimes not match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7T13:21:03.744960579</meta:creation-date>
    <dc:date>2025-05-17T13:37:18.886057566</dc:date>
    <meta:editing-duration>PT6M5S</meta:editing-duration>
    <meta:editing-cycles>1</meta:editing-cycles>
    <meta:document-statistic meta:table-count="0" meta:image-count="0" meta:object-count="0" meta:page-count="1" meta:paragraph-count="7" meta:word-count="34" meta:character-count="230" meta:non-whitespace-character-count="202"/>
    <meta:generator>LibreOffice/6.4.7.2$Linux_X86_64 LibreOffice_project/40$Build-2</meta:generator>
  </office:meta>
</office:document-meta>
</file>